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2b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is page was folded and inserted inside SMBx9FF32_2a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S. MORAIS,/</text:p>
      <text:p text:style-name="P7">546 N. FIFTH STREET,/</text:p>
      <text:p text:style-name="P7">PHILADELPHIA, PA./</text:p>
      <text:p text:style-name="P7"/>
      <text:p text:style-name="P6">When I found it necessary to gain some knowledge of English style, which I might/ apply acceptably in the description of Biblical characters, I read attentively Miss O'/Keef's "Patriarchal Times." <text:s/>The sketches are attractive in their language, and also in-/structive by reason of the moral lessons drawn from them. The authoress was not a/ Jewess, yet, many a Jewish minister, might learn from her to <text:span text:style-name="T2">let som</text:span><text:span text:style-name="T3"> address the audience on sub-/-jects like those which she advanced, praising in Biblical characters what deserves com-/-mendation and pointing out weaknesses and defects, which detracted from their merits, and/ which we ought in consequence to avoid. <text:s/>More fitting and more useful might that/ plan be in general, than the choosing of topics altogether foreign to the Synagogue, such as/ the debt which Christianity owes our people for books which, after all, it discards and for having given it the putative redeem-/-er, alleged to having been born and named at this season of the year; topics which are/ repeated at nausem and which are at least to me, very distasteful. <text:s/>I myself have lately dwelt/ somewhat upon the </text:span><text:span text:style-name="T2">shining</text:span><text:span text:style-name="T3"> glorious deeds of two personages, truly eminent, namely, Joseph the/ vice roy of Egypt, and Moses the leader of the tribes freed from the bondage of Egypt./ <text:s/>History can produce exceedingly few, if any, so surpassingly[sic!] good. <text:s/>To day, I shall try/ to outline the character of a </text:span><text:soft-page-break/><text:span text:style-name="T3">man, not quite equal to the two just mentioned, but/ nevertheless deserving of our study and admiration. <text:s/>I see him adorned with a golden/ mitre, upon which are read the most significant Hebrew words [Hebrew] "Holiness/ unto the Lord." <text:s/>That man was the first priest who worshipped in a Tabernacle, set up in/ honor of the One Almighty Lord; our sages who have considered </text:span><text:span text:style-name="T2">Aaron</text:span><text:span text:style-name="T3"> Peace the summary of/ God's blessings, [Hebrew]/ appreciated Aaron's brightest virtue, when they called him [Hebrew] "a lover/ of peace and the follower of peace." <text:s/>They claim to have discovered in Malachai's gra-/-phic delineation of a real servant of God, a counterpart of the elder son of Amram,/ the Levite. <text:s/>Are the Talmudists correct? <text:s/>Can they support the ideas held forth, or/ have they largely drawn on the imagination? <text:s/>Let us judge impartially. <text:s/>We first/ meet Aaron, when giving his long absent brother a paternal kiss. <text:s/>You, doubtless,/ remember the occasion. <text:s/>Moses with that extreme humility which even for him/ the title of "the meekest of all men, upon the face of the earth," had been/ unable to overcome his self-distrust. <text:s/>He had petitioned God to send/ another on the fearful errand imposed. <text:s/>The vision in the burning bush closes/ with this announcement: "Behold Aaron, thy brother, the Levite, will speak./ <text:s/>I surely know it. <text:s/>He is even coming towards thee, and seeing thee, he will be/ glad in his heart." <text:s/>Upon that a legendary volume, or Midrash, remarks. <text:s/>Great in/ deed was the joy which the older brother felt when clasping in his arms the/ younger, but the pleasure experienced at that hour would have been tenfold, if he had/ heard the all-seeing God, who searches our inmost soul, declare him a very affection-/-ate brother. <text:s/>[Hebrew]. <text:s/>He might then have made the sound of instruments/ and of songs precede his steps to the place of the fraternal meeting. <text:s/>From that mo-/-ment, the two became inseparable companions on a mission of the extremest difficulty./ <text:s/>Closely associated in the momentous undertaking of working out redemption, the older,/ unobtrusively held a subordinate position. <text:s/>Envious feelings did not mar/ brotherly harmony. <text:s/>What mattered if the last born wielded a superior power, when/ the endeavours of both tended to create a nation free from galling bondage and/ divinely taught? <text:s/>Such were the sentiments which knit two beings in one; such/ was the noble example, that the conduct of the peace loving Aaron exhibited. <text:s/>Follow/-ing </text:span><text:span text:style-name="T2">only</text:span><text:span text:style-name="T3"> straightly a line of peace, his lofty figure disappears almost completely behind/ that of Moses. <text:s/>Yet, it was Aaron who spoke and acted in the land of Egypt. <text:s/>It was/ mainly he who warned and punished the tyrant, he who counselled[sic!] and comforted the enslaved./ <text:s/>"He shall speak for thee to the people; he shall be thy mouth piece, and thou shalt be to him a a[sic!]/ Divinity."/</text:span></text:p>
      <text:p text:style-name="P6"><text:span text:style-name="T3"/></text:p>
      <text:p text:style-name="P6"><text:span text:style-name="T3">[Page 2]</text:span></text:p>
      <text:p text:style-name="P6"><text:span text:style-name="T3">So had God said in the vision vouchsafed to Moses. <text:s/>The trusty interpreter of his/ brother's inspired command possessed that nobility of spirit, which recognizes in/ another a longer gift of intellect; a deeper insight into the knowledge of God's will/ and the right government of men. <text:s/>Mark Aaron at the battle of Rephidim./ <text:s/>A youth--a hitherto comparative stronger, Joshua--is entrusted with the generalship/ </text:span><text:span text:style-name="T2">at the battle of</text:span><text:span text:style-name="T3"> the combatants that were to repel the attack of ferocious Amalek./ <text:s/>But not to aver himself with military glory did the elder brother of Moses crave;/ not to enter the lists and carry off trophies was his ambition. <text:s/>On the top of the/ hill where the archprophet raised his hands heavenward, Aaron stood with him to/ uphold the arms which might not drop down wearily, before the sound of victory echoed/ forth in the camp of Israel. <text:s/>Notice again Aaron, when the jealously of an ill-/-natured relative, that of his cousin Horah, stirred up a conspiracy which was intended/ to strip him of sacerdotal authority. <text:s/>He was pointed at as the </text:span><text:span text:style-name="T2">usurper</text:span><text:span text:style-name="T3"> [?] of an office/ given him by partiality. <text:s/>Yet, he--the object of Horah's wicked plot, did not show/ </text:span><text:span text:style-name="T2">any</text:span><text:span text:style-name="T3"> resentment; no remonstrance passed his lips. <text:s/>Moses in his brother's defense/ </text:span><text:span text:style-name="T2">a</text:span><text:span text:style-name="T3">rose majestically on the occasion, and asked the conspirators "Aaron of what is he/ guilty, that ye murmur against him?" <text:s/>[Hebrew]. <text:s/>I admit, the/ older son of Amram fell short in the possession of such quality as constitute a brave/ leader of communities. <text:s/>He loved peace dearly, but he lacked the energy, which is/ quick in appliances to meet rising emergencies successfully. <text:s/>The moral weakness dis-/-played </text:span><text:span text:style-name="T2">at</text:span><text:span text:style-name="T3"> upon the humiliating circumstance of his melting the women's golden rings into/ the shape of a molten calf, whether through a wish to temporize, in the hope of/ a </text:span><text:soft-page-break/><text:span text:style-name="T3">speedy return of Moses, as some commentators have alleged, or whether under </text:span><text:span text:style-name="T2">the</text:span><text:span text:style-name="T3"> threat/ of being mercilessly killed, as others have surmised, proves at all events incapacity to face/ extreme difficulties and overcome them. <text:s/>But if Aaron's </text:span><text:span text:style-name="T2">intellectual</text:span><text:span text:style-name="T3"> moral strength was/ not equal to that which distinguished the archprophet, his spiritual strength/ would have not suffered by a comparison. <text:s/>It is in the honor of severe trials that/ our virtues are put to the test. <text:s/>Then we can discover of what mold our mettle/ be. <text:s/>Joy was unusual upon the day that the first priest was installed/ into office. <text:s/>The hands devoted to bless God's people had been uplifted in prayerful/ attitude. <text:s/>The threefold benediction had been pronounced. <text:s/>Suddenly a shriek of/ horror thrills every heart. <text:s/>Two sons of the Pontiff have met with a sudden/ death. <text:s/>Their presumption to enter the Holy of Holies without summons, had dug/ their graves. <text:s/>Plunged in sorrow is the unhappy father. <text:s/>Willingly would/ he withdraw from that distressful scene and solitarily go to lament the sad loss. <text:s/>But he/ is the minister of Israel's religion; he must refrain from mourning and weeping./ <text:s/>Sad Moses to the bereaved parent: "The Lord hath spoken it. <text:s/>By those who come/ nigh unto Thee, I must be hallowed" Tears are then forced back. <text:s/>The silence of pious re-/-signation followed [Hebrew]. <text:s/>Sublime fortitude! <text:s/>Now brethren reared as I have been/ in the lap of Rabbinism, which abounds in praises for Aaron, as a model of Peace/ maker, admiring many trials in Aaron's character, illustrated in the Scriptures and in/ traditional legendary, I wish that I could explain in his favor an event which/ seems to contradict the sages and my impressions. <text:s/>Nevertheless I may remark that/ the incident which seems to have misled Aaron once into an act of unbrotherliness </text:span><text:span text:style-name="T2">conduct</text:span><text:span text:style-name="T3">, is so/ obscurely set forth in Holy Writ, that it becomes almost impossible to judge of the/ motive which occasioned it. <text:s/>Miriam who certainly had loved Moses, over whom/ she had </text:span><text:span text:style-name="T2">intently</text:span><text:span text:style-name="T3"> anxiously watched when a babe exposed to the waters of the Nile; Miriam who/ had invited her sisters in faith to sing in the same gladsome strains as Moses, after the passage of the red/ sea, could not have wished to belittle his greatness. <text:s/>Yet, she is mentioned first as guilty/ </text:span><text:span text:style-name="T2">culpable</text:span><text:span text:style-name="T3"> of rash words. <text:s/>She must have been the principal offender, because she </text:span><text:span text:style-name="T2">bore</text:span><text:span text:style-name="T3"> was made to bear/ the penalty. <text:s/>Who the Episthian woman was, </text:span><text:span text:style-name="T2">who</text:span><text:span text:style-name="T3"> that indirectly provoked the offence[sic!]/ Holy Writ does not tell. <text:s/>Ancient chronicles in Midrashim and Josephus also, would/ have us believe that Moses, </text:span><text:span text:style-name="T2">after fleeing from Egypt, emigrated to</text:span><text:span text:style-name="T3"> at one time before settling in [?] fought in Ethiopia/ and the king's daughter </text:span><text:span text:style-name="T2">pe</text:span><text:span text:style-name="T3"> captivated by his manly looks and valor, had pledged to him/ her love, and finally had joined the camp of Israel in the wilderness. <text:s/>To pronounce a Jud-/-gment would be rash. <text:s/>I leave the question open. <text:s/>But if in that instance Aaron be-/-came involved in a wrong act, how humble </text:span><text:span text:style-name="T2">the</text:span><text:span text:style-name="T3"> his apology! <text:s/>"Oh! my lord say not, I pray/ thee, a sin against us, in that which we have done foolishly and sinfully." <text:s/>[Hebrew] Barring an inde/-fensible mistep[sic!], proceeding from the yeilding[sic!] a temperament, Aaron remains a pattern/ of righteousness, of forbearance, of piety and peace, so considered him the immortal Psalmist/ who couples hide with [?] that of Moses and Samuel, saying: "They invoked the Lord if He responded to/ their petitions, for they kept His testimonies and the ordinances which He had given them" &amp; because he was gentle, kind &amp; forbearing, it is recorded that at his death all the house of Israel wept for his lo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6T14:38:40.59</meta:creation-date>
    <dc:date>2012-06-06T15:44:13.16</dc:date>
    <dc:creator>Penn Libraries</dc:creator>
    <meta:editing-duration>PT00H06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68" meta:word-count="1809" meta:character-count="11130"/>
  </office:meta>
</office:document-meta>
</file>